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70fe" officeooo:paragraph-rsid="000670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1:15:07.363492764</meta:creation-date>
    <dc:date>2016-04-26T21:15:21.048215406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8.2$Linux_X86_64 LibreOffice_project/420m0$Build-2</meta:generator>
  </office:meta>
</office:document-meta>
</file>